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62d84" officeooo:paragraph-rsid="00062d84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fb340" officeooo:paragraph-rsid="000fb340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06a1b" officeooo:paragraph-rsid="00106a1b" style:font-size-asian="12pt" style:language-asian="zh" style:country-asian="CN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weight="normal" officeooo:rsid="0016840b" officeooo:paragraph-rsid="0016840b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officeooo:rsid="00062d84"/>
    </style:style>
    <style:style style:name="T2" style:family="text">
      <style:text-properties officeooo:rsid="000664f5"/>
    </style:style>
    <style:style style:name="T3" style:family="text">
      <style:text-properties officeooo:rsid="00104669"/>
    </style:style>
    <style:style style:name="T4" style:family="text">
      <style:text-properties officeooo:rsid="00114178"/>
    </style:style>
    <style:style style:name="T5" style:family="text">
      <style:text-properties officeooo:rsid="00116eb5"/>
    </style:style>
    <style:style style:name="T6" style:family="text">
      <style:text-properties officeooo:rsid="00182b15"/>
    </style:style>
    <style:style style:name="T7" style:family="text">
      <style:text-properties officeooo:rsid="0018fe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28MB,1S,<text:span text:style-name="T1">modfruit</text:span>.xxx</text:p>
      <text:p text:style-name="P2"><text:bookmark text:name="OLE_LINK5"/><text:bookmark text:name="OLE_LINK1"/>mod树上mod果</text:p>
      <text:p text:style-name="P9"><text:bookmark text:name="_GoBack"/>问题描述</text:p>
      <text:p text:style-name="P10">在公社未发行的某<text:span text:style-name="T2">农业</text:span>游戏，对mod有着极好的支持，<text:span text:style-name="T2">而且还有着很多开发工具，比如《mod树》，它能找出mod中有编码但无法获得的物品。由于这是个农业游戏，所以mod中的物品称“mod果”。虽然工具的名字里有个”树“字，但其实它并不要求关系网是一棵树。</text:span></text:p>
      <text:p text:style-name="P11">现在请你编写一个简化版的《mod树》，来处理一个简化过的mod<text:span text:style-name="T3">。</text:span></text:p>
      <text:p text:style-name="P12">这个mod有N+M个mod果<text:span text:style-name="T5">，编号1到N+M</text:span>，其中<text:span text:style-name="T5">前</text:span>N个为基础mod果，即已经获得的mod果，其获得没有任何前提。<text:span text:style-name="T4">后M个为衍生mod果，每个mod果的获得需要若干条件，这些条件由与运算符(”&amp;&amp;”)、或运算符(“||”)、括号(“(”, “)”)以及编号（若可获得则为真，否则为假）组成，中间可能有也可能没有空格隔开。</text:span></text:p>
      <text:p text:style-name="P13"><text:tab/>与运算符优先于或运算符<text:span text:style-name="T6">，当mod果的条件整体为真后，该mod果变为可获得。</text:span></text:p>
      <text:p text:style-name="P13"><text:tab/><text:span text:style-name="T7">请计算后M个mod果分别是否能获得。</text:span></text:p>
      <text:p text:style-name="P7"><text:bookmark text:name="OLE_LINK2"/></text:p>
      <text:p text:style-name="P9">输入描述</text:p>
      <text:p text:style-name="P6"/>
      <text:p text:style-name="P7"><text:bookmark text:name="OLE_LINK4"/></text:p>
      <text:p text:style-name="P6"/>
      <text:p text:style-name="P9">输出描述</text:p>
      <text:p text:style-name="P6"/>
      <text:p text:style-name="P7"><text:bookmark text:name="OLE_LINK6"/></text:p>
      <text:p text:style-name="P9">样例输入</text:p>
      <text:p text:style-name="P4"/>
      <text:p text:style-name="P5"><text:soft-page-break/></text:p>
      <text:p text:style-name="P5"/>
      <text:p text:style-name="P9">样例输出</text:p>
      <text:p text:style-name="P3"/>
      <text:p text:style-name="P3"/>
      <text:p text:style-name="P1"><text:bookmark text:name="OLE_LINK9"/></text:p>
      <text:p text:style-name="P9">数据范围及提示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2-10T22:01:30.491000000</dc:date>
    <meta:editing-cycles>25</meta:editing-cycles>
    <meta:editing-duration>PT16M17S</meta:editing-duration>
    <meta:generator>LibreOffice/6.0.7.3$Windows_X86_64 LibreOffice_project/dc89aa7a9eabfd848af146d5086077aeed2ae4a5</meta:generator>
    <meta:document-statistic meta:table-count="0" meta:image-count="0" meta:object-count="0" meta:page-count="2" meta:paragraph-count="13" meta:word-count="348" meta:character-count="429" meta:non-whitespace-character-count="426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